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1f2f49" officeooo:paragraph-rsid="001f2f49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f2f49" officeooo:paragraph-rsid="001f2f49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22590d" officeooo:paragraph-rsid="0022590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c6fdf" officeooo:paragraph-rsid="002c6fdf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315ec6" officeooo:paragraph-rsid="00315ec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364697" officeooo:paragraph-rsid="00364697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officeooo:rsid="001f2f49" officeooo:paragraph-rsid="001f2f49" style:font-size-asian="10pt" style:font-size-complex="10pt"/>
    </style:style>
    <style:style style:name="P8" style:family="paragraph" style:parent-style-name="Standard">
      <style:text-properties fo:font-size="10pt" officeooo:rsid="001f2f49" officeooo:paragraph-rsid="003746bc" style:font-size-asian="10pt" style:font-size-complex="10pt"/>
    </style:style>
    <style:style style:name="P9" style:family="paragraph" style:parent-style-name="Standard">
      <style:text-properties fo:font-size="10pt" officeooo:rsid="001f2f49" officeooo:paragraph-rsid="00354ac0" style:font-size-asian="10pt" style:font-size-complex="10pt"/>
    </style:style>
    <style:style style:name="P10" style:family="paragraph" style:parent-style-name="Standard">
      <style:text-properties fo:font-size="10pt" officeooo:rsid="00315ec6" officeooo:paragraph-rsid="00315ec6" style:font-size-asian="10pt" style:font-size-complex="10pt"/>
    </style:style>
    <style:style style:name="P11" style:family="paragraph" style:parent-style-name="Standard">
      <style:text-properties fo:font-size="10pt" fo:font-weight="normal" officeooo:rsid="0022590d" officeooo:paragraph-rsid="0022590d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2590d" officeooo:paragraph-rsid="00244776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2590d" officeooo:paragraph-rsid="002e4fac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2590d" officeooo:paragraph-rsid="002fc316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c6fdf" officeooo:paragraph-rsid="002c6fdf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fc316" officeooo:paragraph-rsid="002fc316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364697" officeooo:paragraph-rsid="0036469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f2f49" officeooo:paragraph-rsid="003746bc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1f2f49" officeooo:paragraph-rsid="003ea15e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3ea15e" officeooo:paragraph-rsid="003f3444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cefc" style:font-weight-asian="bold" style:font-weight-complex="bold"/>
    </style:style>
    <style:style style:name="T3" style:family="text">
      <style:text-properties fo:font-weight="bold" officeooo:rsid="004697db" style:font-weight-asian="bold" style:font-weight-complex="bold"/>
    </style:style>
    <style:style style:name="T4" style:family="text">
      <style:text-properties officeooo:rsid="00209262"/>
    </style:style>
    <style:style style:name="T5" style:family="text">
      <style:text-properties officeooo:rsid="00244776"/>
    </style:style>
    <style:style style:name="T6" style:family="text">
      <style:text-properties officeooo:rsid="002554c1"/>
    </style:style>
    <style:style style:name="T7" style:family="text">
      <style:text-properties officeooo:rsid="0026f679"/>
    </style:style>
    <style:style style:name="T8" style:family="text">
      <style:text-properties officeooo:rsid="0027645f"/>
    </style:style>
    <style:style style:name="T9" style:family="text">
      <style:text-properties officeooo:rsid="002a03de"/>
    </style:style>
    <style:style style:name="T10" style:family="text">
      <style:text-properties officeooo:rsid="002b4234"/>
    </style:style>
    <style:style style:name="T11" style:family="text">
      <style:text-properties officeooo:rsid="002e4fac"/>
    </style:style>
    <style:style style:name="T12" style:family="text">
      <style:text-properties officeooo:rsid="002fc316"/>
    </style:style>
    <style:style style:name="T13" style:family="text">
      <style:text-properties officeooo:rsid="0032dcd9"/>
    </style:style>
    <style:style style:name="T14" style:family="text">
      <style:text-properties officeooo:rsid="003404d9"/>
    </style:style>
    <style:style style:name="T15" style:family="text">
      <style:text-properties officeooo:rsid="00354ac0"/>
    </style:style>
    <style:style style:name="T16" style:family="text">
      <style:text-properties officeooo:rsid="003746bc"/>
    </style:style>
    <style:style style:name="T17" style:family="text">
      <style:text-properties officeooo:rsid="003acefc"/>
    </style:style>
    <style:style style:name="T18" style:family="text">
      <style:text-properties officeooo:rsid="003ea1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ôle de lecture sur un manga</text:p>
      <text:p text:style-name="P1"/>
      <text:p text:style-name="P1"/>
      <text:p text:style-name="P1"/>
      <text:p text:style-name="P7"/>
      <text:p text:style-name="P7">(1) A propos de la planche photocopiée, numéroter les cases dans l’ordre de la lecture <text:span text:style-name="T1">en écrivant directement sur la planche </text:span><text:span text:style-name="T3">photocopiée.</text:span></text:p>
      <text:p text:style-name="P7"><text:span text:style-name="T1"/></text:p>
      <text:p text:style-name="P7"><text:span text:style-name="T1"/></text:p>
      <text:p text:style-name="P7"/>
      <text:p text:style-name="P7"/>
      <text:p text:style-name="P7"/>
      <text:p text:style-name="P7"/>
      <text:p text:style-name="P7"/>
      <text:p text:style-name="P7">(2) A propos de la planche photocopiée, dire qui sont les personnages qui apparaissent <text:s/>sur la planche et ce qu’ils font.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20"><text:span text:style-name="T17">(</text:span>3) Avez-vous aimé ce livre ?</text:p>
      <text:p text:style-name="P7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6:50:03.769468151</meta:creation-date>
    <dc:date>2021-03-14T22:57:50.489229379</dc:date>
    <meta:editing-duration>PT5H37M12S</meta:editing-duration>
    <meta:editing-cycles>34</meta:editing-cycles>
    <meta:generator>LibreOffice/7.1.1.2$Linux_X86_64 LibreOffice_project/10$Build-2</meta:generator>
    <meta:document-statistic meta:table-count="0" meta:image-count="0" meta:object-count="0" meta:page-count="1" meta:paragraph-count="4" meta:word-count="55" meta:character-count="320" meta:non-whitespace-character-count="268"/>
  </office:meta>
</office:document-meta>
</file>